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5.673cm"/>
    </style:style>
    <style:style style:name="co3" style:family="table-column">
      <style:table-column-properties fo:break-before="auto" style:column-width="1.669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4.12cm"/>
    </style:style>
    <style:style style:name="co6" style:family="table-column">
      <style:table-column-properties fo:break-before="auto" style:column-width="14.824cm"/>
    </style:style>
    <style:style style:name="co7" style:family="table-column">
      <style:table-column-properties fo:break-before="auto" style:column-width="6.371cm"/>
    </style:style>
    <style:style style:name="co8" style:family="table-column">
      <style:table-column-properties fo:break-before="auto" style:column-width="34.368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old_database_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"/>
        <table:table-column table:style-name="co11" table:number-columns-repeated="101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eptim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ingredients</text:p>
          </table:table-cell>
          <table:table-cell office:value-type="string" calcext:value-type="string">
            <text:p>prepsteps</text:p>
          </table:table-cell>
          <table:table-cell office:value-type="string" calcext:value-type="string">
            <text:p>servings</text:p>
          </table:table-cell>
          <table:table-cell table:style-name="Default" office:value-type="string" calcext:value-type="string">
            <text:p>t_stamp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rugula Smooth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nutribullet.com</text:p>
          </table:table-cell>
          <table:table-cell office:value-type="string" calcext:value-type="string">
            <text:p>https://www.nutribullet.com/recipes/2048/arugula-smoothie/</text:p>
          </table:table-cell>
          <table:table-cell office:value-type="string" calcext:value-type="string">
            <text:p>1cup,Arugula|1,Green apple|1/2,Banana|2tbsp,Lime juice|1/2tbsp,Ginger root|1 1/2cups,Coconut water|1 1/3cup,Ice</text:p>
          </table:table-cell>
          <table:table-cell office:value-type="string" calcext:value-type="string">
            <text:p>Blend all the ingredients until smoo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3-27 17:24:29</text:p>
          </table:table-cell>
          <table:table-cell table:number-columns-repeated="1014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Potato Tortillas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basics</text:p>
          </table:table-cell>
          <table:table-cell table:style-name="ce1" office:value-type="string" calcext:value-type="string">
            <text:p>Max La Manna</text:p>
          </table:table-cell>
          <table:table-cell table:style-name="ce1" office:value-type="string" calcext:value-type="string">
            <text:p>https://www.instagram.com/reel/CF-Ewg7pVAO/?igshid=af9ws7zfanaz</text:p>
          </table:table-cell>
          <table:table-cell table:style-name="ce1" office:value-type="string" calcext:value-type="string">
            <text:p>275g,Potatoes| 220g,Flour</text:p>
          </table:table-cell>
          <table:table-cell table:style-name="ce1" office:value-type="string" calcext:value-type="string">
            <text:p>Slice potatoes into small pieces|Cook potatoes until they are soft|Mash the potatoes with a fork|Mix the mashed potatoes with flour|Slice the dough into 8 equally-sized pieces|Roll each piece of dough to a thin tortilla (use a lot of additional flour)|Fry each tortilla on in a hot pan on both sides without any oil until it gets dark and solid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2021-01-31 13:33:15</text:p>
          </table:table-cell>
          <table:table-cell table:style-name="ce1"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urnip Carrot Sala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2,Turnip|2,Carrots|50ml,White balsamic vinegar|3tbs,Olive oil|1pinch,Salt|1pinch,Pepper|1pinch,Mediterranean herbs</text:p>
          </table:table-cell>
          <table:table-cell office:value-type="string" calcext:value-type="string">
            <text:p>Peel the turnip and the carrots|Grate the turnip and the carrots into a huge bowl|Add white balsamic vinegar, olive oil, salt, and pepper|Refine with mediterranean herbs|Mix all ingredi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2-27 19:07:28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ngo Smoothi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rinks</text:p>
          </table:table-cell>
          <table:table-cell office:value-type="string" calcext:value-type="string">
            <text:p>Princess Le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/2,Banana|1cup,Frozen Mango|100ml,Water|100ml,Plant-based Milk</text:p>
          </table:table-cell>
          <table:table-cell office:value-type="string" calcext:value-type="string">
            <text:p>Mix everything in a blend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3-04 20:49:56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urger Patti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appyhanniii</text:p>
          </table:table-cell>
          <table:table-cell office:value-type="string" calcext:value-type="string">
            <text:p>https://www.instagram.com/tv/CJoW-D7pK3T/?igshid=16ai7yspvmgcs</text:p>
          </table:table-cell>
          <table:table-cell office:value-type="string" calcext:value-type="string">
            <text:p>3tbs,Flax seeds|3tbs,Water|70g,Oatmeal|1tsp,Vinegar|1tsp,Thyme|1tsp,Cumin|4tbs,Olive oil|1 1/2tsp,Salt|1/2,Red onion|250g,Black beans</text:p>
          </table:table-cell>
          <table:table-cell office:value-type="string" calcext:value-type="string">
            <text:p>Soak flax seeds for 10min in water|Puree 2/3 of the beans with oatmeal and all the spices|Dice the onion and add it to the pureed beans and oatmeal|Add the soaked flax seeds|Mix all the ingredients and form 4 patties|Fry the patties in coconut oi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31 20:10:19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urger Bun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happyhanniii</text:p>
          </table:table-cell>
          <table:table-cell office:value-type="string" calcext:value-type="string">
            <text:p>https://www.instagram.com/tv/CJoW-D7pK3T/?igshid=16ai7yspvmgcs</text:p>
          </table:table-cell>
          <table:table-cell office:value-type="string" calcext:value-type="string">
            <text:p>5g,Yeast|150g,Water|80g,Plant-based milk|20g,Sugar|485g,Spelt flour|2tsp,Salt|80g,Plant-based butter|,Sesame</text:p>
          </table:table-cell>
          <table:table-cell office:value-type="string" calcext:value-type="string">
            <text:p>Mix the water, milk, sugar, and yeast|Warm it up|Add flour, salt, and plant-based butter|Mix the compound until a uniform dough has been formed|Divide the dough into 4 even pieces and form them to balls|Drizzle the balls with olive oil and sprinkle them with sesame|Bake the buns for 20min at 200°C (top and bottom hea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31 20:17:22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fiol Wing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chnabularasa</text:p>
          </table:table-cell>
          <table:table-cell/>
          <table:table-cell office:value-type="string" calcext:value-type="string">
            <text:p>1,Califlour|250ml,Oat milk|150g,Flour|1tsp,Garlic powder|1tsp,Pepper powder|,Salt|180g,Tomato puree|20g,Chili sauce|3tbs,Oil</text:p>
          </table:table-cell>
          <table:table-cell office:value-type="string" calcext:value-type="string">
            <text:p>Preheat the oven at 220°C|Prepare a tray with baking sheet|Cut the califlour in wings|Mix milk, flour, garlic powder, pepper powder and salt with a whisk|Add the califlour wings to the batter|Spread the califlour wings on the baking tray|Bake for 20 minutes|In the meantime mix tomato puree, chili sauce and oil in a bowl|Take the wings out and add them to the tomato chili mix|Again spread them on the baking tray|Bake for another 20 minutes|In the meantime prepare a cashew mayonnaise|Take the wings out, top them with the mayonnaise and serve them with fresh vegetabl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3-12 19:06:0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mato Garlic Butt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Sandra´s Geheimrezept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,butter (room temperature)|1glove,Garlic|1pinch,Salt|1pinch,pepper|,Sun dried tomatoes</text:p>
          </table:table-cell>
          <table:table-cell office:value-type="string" calcext:value-type="string">
            <text:p>Cut tomatoes in small pieces|Mix all ingredients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1-02-06 21:00:17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aked Parsnips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SevenCooks</text:p>
          </table:table-cell>
          <table:table-cell office:value-type="string" calcext:value-type="string">
            <text:p>https://www.sevencooks.com/de/rezept/gebackene-pastinaken-14568#tab-section-zubereitung</text:p>
          </table:table-cell>
          <table:table-cell office:value-type="string" calcext:value-type="string">
            <text:p>4,Large Parsnips|1,Large onion|1,Leek|2,Carrots|5gloves,Garlic|2,Spring onions|150ml,Olive oil|2tbs,Dried basil|3cm,Ginger (minced)|1tbs ,Balsamic vinegar|1/2,Lemon (juice)|1/2tsp,Pepper powder|2tbs,Mustard|1tbs,Nutritional yeast|1tsp,Soy sauce|,Salt|,Pepper|,Black sesame</text:p>
          </table:table-cell>
          <table:table-cell office:value-type="string" calcext:value-type="string">
            <text:p>Halve the onion and cut it into thick half rings|Peel the parsnips and halve them lengthwise|Cut the leek and the carrots in rings|Throw everything into a large bowl|Add garlic unpeeled and uncut|For the marinade mix olive oil, dried basil, minced ginger, balsamic vinegar, lemon juice, pepper powder, mustard, nutritional yeast, soy sauce, salt and pepper|Save half of the mustard for later|Pour the marinade into the bowl with vegetables and mix well|Throw everything onto a baking plate|Lay the parsnips on top of the vegetables with the cutting side looking upwards|Lay the spring onions on top|Sprinkle the vegetables with black sesame|Bake everything for 20 - 25 minutes at 200°C (top and bottom heat)|Take out the baking plate and baste the parsnips with the remaining mustard|Bake for 5 more minut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2-28 13:24:22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zza Doug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Princess Lea</text:p>
          </table:table-cell>
          <table:table-cell/>
          <table:table-cell office:value-type="string" calcext:value-type="string">
            <text:p>250g,Flour|1/2,Yeast Cube|1pinch,Sugar|1pinch,Salt|1tsp,Olive Oil|125ml,Wheat beer</text:p>
          </table:table-cell>
          <table:table-cell office:value-type="string" calcext:value-type="string">
            <text:p>Mix all the ingredients to a huge ball of dough|Give the dough about 30min rest. Don't disturb!|Roll it to a thin Pizza dough|Prick the dough with a for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1-31 13:33:15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ushroom Risott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in</text:p>
          </table:table-cell>
          <table:table-cell office:value-type="string" calcext:value-type="string">
            <text:p>Bianca Zapatka</text:p>
          </table:table-cell>
          <table:table-cell office:value-type="string" calcext:value-type="string">
            <text:p>https://biancazapatka.com/de/cremiges-pilzrisotto/</text:p>
          </table:table-cell>
          <table:table-cell office:value-type="string" calcext:value-type="string">
            <text:p>125g,Risotto rice|1,Onion (diced)|3,Gloves of garlic (minced)|1-2tbs,Olive oil or vegan butter|60ml,White wine|300ml,Vegetable broth|120ml,Soy cream or coconut milk|250g,Mushrooms|1-2tbs,Soy sauce|,Salt|,Pepper|,Vegan parmesan for garnishing|,Fresh parsley for garnishinf</text:p>
          </table:table-cell>
          <table:table-cell office:value-type="string" calcext:value-type="string">
            <text:p>Heat up the oil in a pan or pot an steam the onions|Add the garlic and steam for another minute|Add the rice and fry it while stirring |Deglaze it with white wine and cook it until the the wine is almost vaporized|Add 150ml of the broth and let everything cook while stirring frequently until the broth is almost absorbed|Add the rest of the broth and let it cook until the rice is 'al dente'|At the end add the soy cream and season it with salt and pepper|While the risotto cooks, heat another tablespoon of oil in a separate pan|Add the mushrooms and fry them for about 5 minutes until they are gold-brown|Then sprinkle the mushrooms with soy sauce|Finally combine the mushrooms and the risotto|The risotto can be garnished with vegan parmesan and pars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21-03-17 19:30:21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ranzbrötche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vollveggi.de</text:p>
          </table:table-cell>
          <table:table-cell office:value-type="string" calcext:value-type="string">
            <text:p>https://www.vollveggie.de/rezepte/feingebaeck/vegane-franzbroetchen/</text:p>
          </table:table-cell>
          <table:table-cell office:value-type="string" calcext:value-type="string">
            <text:p>,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21-04-24 17:46:26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shew Mayonnais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Schnabularasa</text:p>
          </table:table-cell>
          <table:table-cell/>
          <table:table-cell office:value-type="string" calcext:value-type="string">
            <text:p>120g,Cashew nuts|120ml,Plant-based milk|60ml,Olive oil|2tbs,Apple vinegar|2tbs,Agave|1tbs,Nutritional yeast|2tsp,Garlic powder (optional)|2tsp,Onion powder (optional)</text:p>
          </table:table-cell>
          <table:table-cell office:value-type="string" calcext:value-type="string">
            <text:p>Let the cashew nuts soak for 5 minutes in hot water|Mix all the ingredient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21-04-24 20:28:03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erry Chocoalte Guglhup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Zucker &amp; Jagdwurst</text:p>
          </table:table-cell>
          <table:table-cell office:value-type="string" calcext:value-type="string">
            <text:p>https://www.zuckerjagdwurst.com/de/rezepte/saftiger-veganer-kirsch-schokoladen-gugelhupf</text:p>
          </table:table-cell>
          <table:table-cell office:value-type="string" calcext:value-type="string">
            <text:p>350g,Cherries|340g,Flour|40g,Cocoa powder|175g,White sugar|12g,Baking powder|8g,Vanilla sugar|330ml,Sparkling water|100ml,Plant oil|50g,Dark chocolate drops|,Plant-based butter|50g,Cherries (for decoration)|250g,Dark chocolate (for decoration)</text:p>
          </table:table-cell>
          <table:table-cell office:value-type="string" calcext:value-type="string">
            <text:p>Preheat the oven at 180°C|Mix the flour, cocoa powder, sugar, baking powder and vanilla sugar in a big bowl|Add the sparkling water and the oil and stir it to a smooth batter. Don't stir to much, otherwise the batter won't get fluffy.|Add the dark chocolate drops and the cherries|Take a Guglhupf form with measures of about 25 x 9 cm and grease it with the plant-based butter. If you don't use a silicone form add some flour or cocoa powder|Fill the form with the batter and bake it for 45min at 180°C in the preheated oven. Test with a wooden stick, if the cake is done inside.|Optional: For decoration melt dark chocolate in a water bath and chop the remaining 50g. Then dash the cake with the molten chocolate and decorate it with the chocolate chops and the remaining cherries.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21-05-23 19:32:57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Red Beet Spread with horseradi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sics</text:p>
          </table:table-cell>
          <table:table-cell office:value-type="string" calcext:value-type="string">
            <text:p>Zentrum der Gesundheit</text:p>
          </table:table-cell>
          <table:table-cell office:value-type="string" calcext:value-type="string">
            <text:p>https://www.zentrum-der-gesundheit.de/rezepte/fruehstueck/aufstriche/rote-bete-aufstrich</text:p>
          </table:table-cell>
          <table:table-cell office:value-type="string" calcext:value-type="string">
            <text:p>250g,Red beet (cooked)|60g,Sunflower seeds|2tbs,Horseradish|3tbs,Apple vinegar|1tbs,Lemon juice (fresh)|2tbs,Cilantro (minced)|,Salt|,Pepper</text:p>
          </table:table-cell>
          <table:table-cell office:value-type="string" calcext:value-type="string">
            <text:p>Mix all the ingredients in a blender|Season the spread with salt and peppe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21-05-23 19:40:50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1-11T17:57:20.778805144</dc:date>
    <meta:editing-duration>PT35M21S</meta:editing-duration>
    <meta:editing-cycles>2</meta:editing-cycles>
    <meta:document-statistic meta:table-count="1" meta:cell-count="156" meta:object-count="0"/>
    <meta:generator>LibreOffice/7.1.6.2$Linux_X86_64 LibreOffice_project/10$Build-2</meta:generator>
  </office:meta>
</office:document-meta>
</file>